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iri" svg:font-family="Ami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justify" style:justify-single-word="false" style:writing-mode="rl-tb"/>
      <style:text-properties fo:font-size="14pt" style:font-size-asian="14pt" style:font-name-complex="Amiri" style:font-size-complex="14pt"/>
    </style:style>
    <style:style style:name="P2" style:family="paragraph" style:parent-style-name="Standard">
      <style:paragraph-properties fo:line-height="115%" fo:text-align="justify" style:justify-single-word="false" style:writing-mode="rl-tb"/>
      <style:text-properties fo:font-size="14pt" officeooo:paragraph-rsid="00117e85" style:font-size-asian="14pt" style:font-name-complex="Amiri" style:font-size-complex="14pt"/>
    </style:style>
    <style:style style:name="P3" style:family="paragraph" style:parent-style-name="Standard">
      <style:paragraph-properties fo:line-height="115%" fo:text-align="center" style:justify-single-word="false" style:writing-mode="rl-tb"/>
      <style:text-properties fo:font-size="14pt" style:font-size-asian="14pt" style:font-name-complex="Amiri" style:font-size-complex="14pt"/>
    </style:style>
    <style:style style:name="P4" style:family="paragraph" style:parent-style-name="Standard">
      <style:paragraph-properties fo:line-height="115%" fo:text-align="justify" style:justify-single-word="false" style:writing-mode="rl-tb"/>
      <style:text-properties fo:font-size="14pt" officeooo:rsid="001320c7" officeooo:paragraph-rsid="001320c7" style:font-size-asian="14pt" style:font-name-complex="Amiri" style:font-size-complex="14pt"/>
    </style:style>
    <style:style style:name="T1" style:family="text">
      <style:text-properties officeooo:rsid="00117e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فيزياء الجسيمات الأولية</text:p>
      <text:p text:style-name="P3">تتناول فيزياء الجسيمات الأولية السؤال التالي: 'مما تتكون المادة؟'</text:p>
      <text:p text:style-name="P2">على المستوى الأساسي، أي على أصغر مقياس للحجم. المادة على المستوى دون الذري تتكون من قطع صغيرة، مع مساحات فارغة واسعة بينهما. والقطع الصغيرة تأتي في عدد صغير من الأنواع المختلفة (الإلكترونات والبروتونات والنيوترونات والميزونات باي والنيوترينوات وما إلى ذلك)، والتي يتم تكرارها بعد ذلك بكميات فلكية لتكوين كل 'الأشياء' من حولنا. وهذه النسخ المتماثلة هي نسخ مثالية تمامًا ولكن لا يمكن تمييزهما تمامًا. لا يمكنك ختم رقم تعريف على الإلكترون، أو رسم بقعة عليه، إذا كنت قد رأيت واحدًا، فقد رأيتهم جميعًا. هذه الخاصية من التطابق المطلق ليس لها مثيل في العالم العياني. (في ميكانيكا الكم ينعكس ذلك في مبدأ استبعاد باولي). إنه يبسط إلى حد كبير مهمة فيزياء الجسيمات الأولية: إلكترون هو الإلكترون. خصائصها (الكتلة، الشحنة الكهربائية، الدوران، وما إلى ذلك)، من الأفضل في هذه الحالة اعتماد منظور تاريخي، وشرح كيفية ظهور كل جسيم لأول مرة على الساحة. مما يجعل تذكرهم أسهل وأكثر إثارة للاهتمام للمشاهدة. علاوة على ذلك، فبمجرد أن يتم تقديم الجسيمات، في الفصل الأول، تصبح القضية: 'كيف تتفاعل مع بعضها البعض؟' هذا السؤال، بشكل مباشر أو غير مباشر، سوف يشغلنا لبقية الكتاب. إذا كنت تتعامل مع اثنين من العيانية الأشياء، وأردت أن تعرف كيف تتفاعل، ربما ستبدأ بتعليقها على مسافات منفصلة مختلفة وقياس القوة بينها. هذه هي الطريقة التي حدد بها كولوم قانون التنافر الكهربائي بين كرتين مشحونتين، وكيف قاس كافنديش جاذبية الجاذبية لثقلين من الرصاص. لكن لا يمكنك التقاط بروتون بالملقط أو ربط إلكترون بنهاية قطعة من الخيط؛ إنه<text:span text:style-name="T1">ا جسيمات </text:span>صغير<text:span text:style-name="T1">ة</text:span> جدًا. ولذلك، لأسباب عملية، علينا أن نلجأ إلى وسائل <text:span text:style-name="T1">غير</text:span> مباشرة لسبر تفاعلات الجسيمات الأولية. كما اتضح، تأتي جميع معلوماتنا التجريبية تقريبًا من ثلاثة مصادر: </text:p>
      <text:p text:style-name="P2">(1) أحداث التشتت، حيث نقوم بإطلاق جسيم على آخر ونسجل (على سبيل المثال) زاوية الانحراف؛</text:p>
      <text:p text:style-name="P2">(2) التحلل، حيث يتفكك الجسيم تلقائيًا ونقوم بفحص الحطام؛ </text:p>
      <text:p text:style-name="P2">(3) الحالات المرتبطة، حيث يلتصق جسيمان أو أكثر معًا، ونقوم بدراسة خصائص الجسم المركب.</text:p>
      <text:p text:style-name="P2">تحديد قانون التفاعل من مثل هذه الأدلة غير المباشرة ليس مهمة تافهة. عادةً، يتمثل الإجراء في تخمين نموذج للتفاعل ومقارنة الحسابات النظرية الناتجة مع البيانات التجريبية. إن صياغة مثل هذا التخمين («النموذج» <text:soft-page-break/>مصطلح أكثر احترامًا له) تسترشد ببعض المبادئ العامة، على وجه الخصوص، النسبية الخاصة وميكانيكا الكم. في الرسم البياني أدناه أشرت إلى مجالات الميكانيكا الأربعة:</text:p>
      <text:p text:style-name="P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iri" svg:font-family="Ami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2T00:13:10.510654155</meta:creation-date>
    <dc:date>2023-12-22T14:29:35.564414462</dc:date>
    <meta:editing-duration>PT13H56M1S</meta:editing-duration>
    <meta:editing-cycles>2</meta:editing-cycles>
    <meta:generator>LibreOffice/7.3.7.2$Linux_X86_64 LibreOffice_project/30$Build-2</meta:generator>
    <meta:document-statistic meta:table-count="0" meta:image-count="0" meta:object-count="0" meta:page-count="2" meta:paragraph-count="8" meta:word-count="369" meta:character-count="2230" meta:non-whitespace-character-count="1867"/>
  </office:meta>
</office:document-meta>
</file>